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Standard">
      <style:paragraph-properties fo:line-height="100%"/>
      <style:text-properties style:font-name="Courier New1" fo:font-size="10pt" style:font-size-asian="10pt" style:font-size-complex="10pt"/>
    </style:style>
    <style:style style:name="P19" style:family="paragraph" style:parent-style-name="Heading_20_2a">
      <style:paragraph-properties>
        <style:tab-stops>
          <style:tab-stop style:position="7.2701in" style:type="right" style:leader-style="dotted" style:leader-text="."/>
        </style:tab-stops>
      </style:paragraph-properties>
    </style:style>
    <style:style style:name="P20" style:family="paragraph" style:parent-style-name="Contents_20_1">
      <style:paragraph-properties>
        <style:tab-stops>
          <style:tab-stop style:position="7.2701in" style:type="right" style:leader-style="dotted" style:leader-text="."/>
        </style:tab-stops>
      </style:paragraph-properties>
    </style:style>
    <style:style style:name="P21" style:family="paragraph" style:parent-style-name="Text_20_body">
      <style:paragraph-properties fo:line-height="150%" fo:text-align="justify" style:justify-single-word="false"/>
      <style:text-properties style:font-name="Times New Roman"/>
    </style:style>
    <style:style style:name="P22" style:family="paragraph" style:parent-style-name="Text_20_body">
      <style:paragraph-properties fo:line-height="150%" fo:text-align="justify" style:justify-single-word="false"/>
    </style:style>
    <style:style style:name="P23"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4" style:family="paragraph" style:parent-style-name="Standard">
      <style:paragraph-properties fo:margin-top="0in" fo:margin-bottom="0in" fo:line-height="100%" fo:background-color="transparent" style:shadow="none">
        <style:background-image/>
      </style:paragraph-properties>
    </style:style>
    <style:style style:name="P25"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6"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7" style:family="paragraph" style:parent-style-name="Standard" style:master-page-name="Standard">
      <style:paragraph-properties style:page-number="auto" fo:break-before="page"/>
    </style:style>
    <style:style style:name="P28" style:family="paragraph" style:parent-style-name="Standard">
      <style:paragraph-properties fo:line-height="100%"/>
      <style:text-properties style:font-name="Courier New1" fo:font-size="10pt" style:font-size-asian="10pt" style:font-size-complex="10pt"/>
    </style:style>
    <style:style style:name="P29" style:family="paragraph" style:parent-style-name="Heading_20_1">
      <style:paragraph-properties fo:line-height="150%" fo:text-align="justify" style:justify-single-word="false"/>
      <style:text-properties style:font-name="Times New Roman"/>
    </style:style>
    <style:style style:name="P30" style:family="paragraph" style:parent-style-name="Heading_20_1">
      <style:paragraph-properties fo:margin-top="0.1665in" fo:margin-bottom="0.0835in" fo:line-height="100%" fo:keep-with-next="always"/>
      <style:text-properties style:font-name="Courier New1" fo:font-size="10pt" style:font-name-asian="Arial Unicode MS" style:font-size-asian="10pt" style:font-name-complex="Tahoma" style:font-size-complex="10pt"/>
    </style:style>
    <style:style style:name="P31"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2"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3" style:family="paragraph" style:parent-style-name="Heading_20_2">
      <style:paragraph-properties fo:line-height="150%" fo:text-align="justify" style:justify-single-word="false"/>
      <style:text-properties style:font-name="Times New Roman"/>
    </style:style>
    <style:style style:name="P34"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5"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27"/>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1-09-15T14:37:49">15. September 2011</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0"><text:s/>1 Introduction<text:tab/>3</text:p>
          <text:p text:style-name="P20"><text:s/>2 Section <text:tab/>3</text:p>
          <text:p text:style-name="P19"><text:s/>2.1 <text:s/>subsection<text:tab/>3</text:p>
          <text:p text:style-name="P20"><text:s/>3 Final thoughs<text:tab/>4</text:p>
        </text:index-body>
      </text:table-of-content>
      <text:p text:style-name="Standard"/>
      <text:p text:style-name="Standard">&lt;&lt;styles, echo=FALSE&gt;&gt;=</text:p>
      <text:p text:style-name="P9">adjustImageSize(5.5, 3, scale=1.75)</text:p>
      <text:p text:style-name="Standard">@</text:p>
      <text:p text:style-name="Standard"/>
      <text:p text:style-name="P18">&lt;&lt;echo=FALSE&gt;&gt;=</text:p>
      <text:p text:style-name="P18"># NOTE: THIS CODE IS NEEDED FOR THE MOMENT BUT NOT SHOWN. </text:p>
      <text:p text:style-name="P18"># WHEN FLXSA IS UPDATED IT MAY BE REMOVED</text:p>
      <text:p text:style-name="P18">diagnostics &lt;- function(object, sections=rep(T, 8), ...){ </text:p>
      <text:p text:style-name="P18"/>
      <text:p text:style-name="P18">#print(1) </text:p>
      <text:p text:style-name="P18"><text:s text:c="4"/>indices&lt;-new("FLIndices") </text:p>
      <text:p text:style-name="P18"><text:s text:c="4"/>for (i in 1:length(object@index)) </text:p>
      <text:p text:style-name="P18"><text:s text:c="8"/>{ </text:p>
      <text:p text:style-name="P18"><text:s text:c="8"/>indices[[i]] <text:s text:c="6"/>&lt;- FLIndex(index=object@index[[i]]) </text:p>
      <text:p text:style-name="P18"><text:s text:c="8"/>indices[[i]]@name <text:s/>&lt;- object@index.name[i] </text:p>
      <text:p text:style-name="P18"><text:s text:c="8"/>} </text:p>
      <text:p text:style-name="P18"><text:s text:c="4"/>control &lt;-object@control </text:p>
      <text:p text:style-name="P18"/>
      <text:p text:style-name="P18"><text:s text:c="4"/>titledat &lt;- paste("FLR XSA Diagnostics ", <text:s/>as.character(Sys.time()), </text:p>
      <text:p text:style-name="P18"><text:s text:c="20"/>"\n\nCPUE data from ", object@call[3], "\n\n", </text:p>
      <text:p text:style-name="P18"><text:s text:c="20"/>"Catch data for ", dims(object@stock.n)$year," years ", </text:p>
      <text:p text:style-name="P18"><text:s text:c="21"/>dims(object@stock.n)$minyear," to ",dims(object@stock.n)$maxyear, </text:p>
      <text:p text:style-name="P18"><text:s text:c="20"/>". Ages ",dims(object@stock.n)$min," to ",dims(object@stock.n)$max,".\n\n", sep="") </text:p>
      <text:p text:style-name="P18"># <text:s text:c="2"/>print(titledat) </text:p>
      <text:p text:style-name="P18"/>
      <text:p text:style-name="P18"><text:s text:c="4"/># general tuning series information </text:p>
      <text:p text:style-name="P18"><text:s text:c="4"/>idx.info <text:s/>&lt;- NULL </text:p>
      <text:p text:style-name="P18"><text:s text:c="4"/>for (i in 1:length(object@index)) { </text:p>
      <text:p text:style-name="P18"><text:s text:c="7"/>idx.info <text:s/>&lt;- <text:s/>rbind(idx.info,c(indices[[i]]@name, (dims(object@index[[i]]))$min, </text:p>
      <text:p text:style-name="P18"><text:s text:c="10"/>(dims(object@index[[i]]))$max,(dims(object@index[[i]]))$minyear,(dims(object@index[[i]]))$maxyear, </text:p>
      <text:p text:style-name="P18"><text:s text:c="10"/>indices[[i]]@range["startf"], indices[[i]]@range["endf"])) </text:p>
      <text:p text:style-name="P18"><text:s text:c="4"/>} </text:p>
      <text:p text:style-name="P18"><text:s text:c="4"/>dimnames(idx.info) &lt;- list(NULL,c("fleet","first age","last age","first year","last year","alpha","beta")) </text:p>
      <text:p text:style-name="P18"># <text:s text:c="3"/>print(as.data.frame(idx.info)) </text:p>
      <text:p text:style-name="P18"/>
      <text:p text:style-name="P18"><text:s text:c="4"/>set1 &lt;- paste("\n\n","Time series weights :\n\n") </text:p>
      <text:p text:style-name="P18"><text:s text:c="4"/>set2 &lt;- paste(ifelse(control@tsrange==0|control@tspower==0, " <text:s text:c="2"/>Tapered time weighting not applied\n\n", </text:p>
      <text:p text:style-name="P18"><text:s text:c="8"/>paste(" <text:s text:c="2"/>Tapered time weighting applied\n", " <text:s/>Power = <text:s/>",control@tspower,"over ",control@tsrange, </text:p>
      <text:p text:style-name="P18"><text:s text:c="8"/>"years\n\n", sep=" "))) </text:p>
      <text:p text:style-name="P18"/>
      <text:p text:style-name="P18"><text:s text:c="4"/>set3 &lt;- "Catchability analysis :\n\n" </text:p>
      <text:p text:style-name="P18"><text:s text:c="4"/>set4 &lt;- paste(ifelse(as.numeric(control@rage) &lt; dims(object@stock.n)$min, " <text:s text:c="3"/>Catchability independent of size for all ages\n\n", </text:p>
      <text:p text:style-name="P18"><text:soft-page-break/><text:s text:c="8"/>paste(" <text:s text:c="3"/>Catchability independent of size for ages &gt; <text:s/>",control@rage,"\n\n",sep=" "))) </text:p>
      <text:p text:style-name="P18"/>
      <text:p text:style-name="P18"><text:s text:c="4"/>set5 &lt;- paste(ifelse(as.numeric(control@qage) &lt; dims(object@stock.n)$min, " <text:s text:c="3"/>Catchability independent of age for all ages\n\n", </text:p>
      <text:p text:style-name="P18"><text:s text:c="8"/>paste(" <text:s text:c="3"/>Catchability independent of age for ages &gt; <text:s/>",control@qage,"\n\n",sep=" "))) </text:p>
      <text:p text:style-name="P18"/>
      <text:p text:style-name="P18"><text:s text:c="4"/>set6 &lt;- "Terminal population estimation :\n\n" </text:p>
      <text:p text:style-name="P18"><text:s text:c="4"/>set7 &lt;- paste(ifelse(control@shk.f, paste(" <text:s text:c="3"/>Survivor estimates shrunk towards the mean F\n", </text:p>
      <text:p text:style-name="P18"><text:s text:c="8"/>" <text:s text:c="2"/>of the final <text:s/>",control@shk.yrs,"years or the ",control@shk.ages,"oldest ages.\n\n", </text:p>
      <text:p text:style-name="P18"><text:s text:c="8"/>" <text:s text:c="2"/>S.E. of the mean to which the estimates are shrunk = <text:s/>", control@fse,"\n",sep=" "), </text:p>
      <text:p text:style-name="P18"><text:s text:c="8"/>" <text:s text:c="3"/>Final estimates not shrunk towards mean F\n")) </text:p>
      <text:p text:style-name="P18"><text:s text:c="4"/>set8 &lt;- ifelse(as.numeric(control@min.nse)==0, "\n", paste("\n", " <text:s text:c="2"/>Minimum standard error for population\n", </text:p>
      <text:p text:style-name="P18"><text:s text:c="8"/>" <text:s text:c="2"/>estimates derived from each fleet = ",control@min.nse,"\n\n", sep=" ")) </text:p>
      <text:p text:style-name="P18"><text:s text:c="4"/>set9 &lt;- " <text:s text:c="2"/>prior weighting not applied\n\n" </text:p>
      <text:p text:style-name="P18"/>
      <text:p text:style-name="P18"># cat(set1, set2, set3, set4, set5, set6, set7, set8, set9) </text:p>
      <text:p text:style-name="P18"/>
      <text:p text:style-name="P18"><text:s text:c="4"/>regwtstitle &lt;- "Regression weights\n" </text:p>
      <text:p text:style-name="P18"><text:s text:c="4"/>### Calculation of time series weighting </text:p>
      <text:p text:style-name="P18"><text:s text:c="4"/>yr.range &lt;- max(dims(object@harvest)$minyear,(dims(object@harvest)$maxyear-9)):dims(object@harvest)$maxyear </text:p>
      <text:p text:style-name="P18"><text:s text:c="4"/>regWt &lt;- FLQuant(dimnames=list(age = 'all', year = yr.range)) </text:p>
      <text:p text:style-name="P18"><text:s text:c="4"/>for(y in yr.range) </text:p>
      <text:p text:style-name="P18"><text:s text:c="6"/>regWt[,as.character(y)] &lt;- (1-((max(yr.range)-y)/control@tsrange)^control@tspower)^control@tspower </text:p>
      <text:p text:style-name="P18"><text:s text:c="4"/>regwts &lt;- matrix(round(regWt,3),dims(regWt)$age,dimnames=list(age="all",year=yr.range)) </text:p>
      <text:p text:style-name="P18"># cat(regwtstitle) </text:p>
      <text:p text:style-name="P18"># print(regwts) </text:p>
      <text:p text:style-name="P18"/>
      <text:p text:style-name="P18"><text:s text:c="4"/>FMtitle &lt;- "\n\n Fishing mortalities\n" </text:p>
      <text:p text:style-name="P18"><text:s text:c="4"/>FM <text:s text:c="5"/>&lt;- matrix(round(trim(object@harvest,year=yr.range),3), dims(object@harvest)$age, </text:p>
      <text:p text:style-name="P18"><text:s text:c="8"/>dimnames=list(age=dims(object@harvest)$min:dims(object@harvest)$max, year=yr.range)) </text:p>
      <text:p text:style-name="P18"># cat(FMtitle) </text:p>
      <text:p text:style-name="P18"># print(FM) </text:p>
      <text:p text:style-name="P18"/>
      <text:p text:style-name="P18"><text:s text:c="4"/>PNtitle &lt;- "\n\n XSA population number (Thousand)\n" </text:p>
      <text:p text:style-name="P18"><text:s text:c="4"/>PN &lt;- (t(matrix(round(trim(object@stock.n,year=yr.range),0), dims(object@stock.n)$age, </text:p>
      <text:p text:style-name="P18"><text:s text:c="8"/>dimnames=list(age=dims(object@stock.n)$min:dims(object@stock.n)$max, year=yr.range)))) </text:p>
      <text:p text:style-name="P18"># cat(PNtitle) </text:p>
      <text:p text:style-name="P18"># print(PN) </text:p>
      <text:p text:style-name="P18"/>
      <text:p text:style-name="P18"><text:s text:c="4"/>nextyear <text:s/>&lt;- dims(object@survivors)$maxyear </text:p>
      <text:p text:style-name="P18"><text:s text:c="4"/>survtitle &lt;- paste("\n\n Estimated population abundance at 1st Jan ",nextyear,"\n") </text:p>
      <text:p text:style-name="P18"><text:s text:c="4"/>survivors &lt;- t(matrix(round(object@survivors[,as.character(nextyear)]), </text:p>
      <text:p text:style-name="P18"><text:s text:c="8"/>dimnames=list(age=dims(object@survivors)$min:dims(object@survivors)$max, year=nextyear))) </text:p>
      <text:p text:style-name="P18"># cat(survtitle) </text:p>
      <text:p text:style-name="P18"># print(survivors) </text:p>
      <text:p text:style-name="P18"/>
      <text:p text:style-name="P18"><text:s text:c="4"/>## tuning info </text:p>
      <text:p text:style-name="P18"><text:s text:c="4"/>fleetname &lt;- list() </text:p>
      <text:p text:style-name="P18"><text:soft-page-break/><text:s text:c="4"/>logQs <text:s text:c="4"/>&lt;- list() </text:p>
      <text:p text:style-name="P18"><text:s text:c="4"/>mlqbtitle &lt;- list() </text:p>
      <text:p text:style-name="P18"><text:s text:c="4"/>mlqb <text:s text:c="5"/>&lt;- list() </text:p>
      <text:p text:style-name="P18"/>
      <text:p text:style-name="P18"><text:s text:c="4"/>for (f in 1:length(object@index)) { </text:p>
      <text:p text:style-name="P18"><text:s text:c="8"/>fleetname[[f]] &lt;- paste("\n\n Fleet: ",indices[[f]]@name,"\n\n","Log catchability residuals.\n\n") </text:p>
      <text:p text:style-name="P18"><text:s text:c="8"/>logQs[[f]] &lt;- matrix(round(object@index.res[[f]],3), nrow=dims(object@index.res[[f]])$age, </text:p>
      <text:p text:style-name="P18"><text:s text:c="12"/>dimnames=list(age=dimnames(object@index.res[[f]])$age, year=dimnames(object@index.res[[f]])$year)) </text:p>
      <text:p text:style-name="P18"/>
      <text:p text:style-name="P18"># <text:s text:c="6"/>print(fleetname[[f]]) </text:p>
      <text:p text:style-name="P18"># <text:s text:c="6"/>print(logQs[[f]]) </text:p>
      <text:p text:style-name="P18"/>
      <text:p text:style-name="P18"><text:s text:c="8"/>if (control@rage &lt; dims(object@index[[f]])$max){ </text:p>
      <text:p text:style-name="P18"><text:s text:c="10"/>mlqbtitle[[f]] &lt;- paste("\n\n Mean log catchability and standard error of ages with catchability \n", </text:p>
      <text:p text:style-name="P18"><text:s text:c="14"/>"independent of year class strength and constant w.r.t. time \n\n") </text:p>
      <text:p text:style-name="P18"/>
      <text:p text:style-name="P18"><text:s text:c="10"/>q.tab &lt;- rbind(Mean_Logq=round(log(object@q.hat[[f]]),4), S.E_Logq=round(sd(matrix(object@index.res[[f]], </text:p>
      <text:p text:style-name="P18"><text:s text:c="14"/>dim(object@index.res[[f]])[2],dim(object@index.res[[f]])[1],byrow=T),na.rm=T),4)) </text:p>
      <text:p text:style-name="P18"><text:s text:c="10"/>colnames(q.tab) &lt;- dimnames(object@q.hat[[f]])$age </text:p>
      <text:p text:style-name="P18"/>
      <text:p text:style-name="P18"><text:s text:c="10"/>if (dims(object@index[[f]])$min &lt;= control@rage ) { </text:p>
      <text:p text:style-name="P18"><text:s text:c="14"/>mlqb[[f]] &lt;- q.tab[,as.character((control@rage+1):max(as.numeric(dimnames(object@index[[f]])$age)))] </text:p>
      <text:p text:style-name="P18"><text:s text:c="10"/>} else {mlqb[[f]] &lt;- q.tab} </text:p>
      <text:p text:style-name="P18"><text:s text:c="8"/>} </text:p>
      <text:p text:style-name="P18"><text:s text:c="8"/># print reg stats powermodel, note that maximum printed age is min(rage, max(age in tun series)) </text:p>
      <text:p text:style-name="P18"><text:s text:c="8"/>if (dims(object@index[[f]])$min &lt;= control@rage ) { </text:p>
      <text:p text:style-name="P18"><text:s text:c="12"/>mlqbtitle[[f]] &lt;- paste("\n Regression statistics \n", "Ages with q dependent on year class strength \n") </text:p>
      <text:p text:style-name="P18"><text:s text:c="12"/>mlqb[[f]] &lt;- paste(cbind((matrix(object@q2.hat[[f]][as.character(dims(object@index[[f]])$min:(min(control@rage,dims(object@index[[f]])$max)))],dimnames=list(age=paste("Age ",dims(object@index[[f]])$min:(min(control@rage,dims(object@index[[f]])$max)),sep=""),"slope"))), </text:p>
      <text:p text:style-name="P18"><text:s text:c="12"/>(matrix(object@q.hat[[f]][as.character(dims(object@index[[f]])$min:(min(control@rage,dims(object@index[[f]])$max)))],dimnames=list(age=dims(object@index[[f]])$min:(min(control@rage,dims(object@index[[f]])$max)),"intercept"))))) </text:p>
      <text:p text:style-name="P18"><text:s text:c="8"/>} </text:p>
      <text:p text:style-name="P18"># <text:s text:c="7"/>cat(mlqbtitle[[f]]) </text:p>
      <text:p text:style-name="P18"># <text:s text:c="7"/>print(mlqb[[f]]) </text:p>
      <text:p text:style-name="P18"><text:s text:c="4"/>} </text:p>
      <text:p text:style-name="P18"/>
      <text:p text:style-name="P18"><text:s text:c="4"/>tysurvtitle &lt;- "\n\n Terminal year survivor and F summaries: \n " </text:p>
      <text:p text:style-name="P18"><text:s text:c="4"/>header <text:s text:c="5"/>&lt;- list() </text:p>
      <text:p text:style-name="P18"><text:s text:c="4"/>tysurvtext <text:s/>&lt;- list() </text:p>
      <text:p text:style-name="P18"># cat(tysurvtitle) </text:p>
      <text:p text:style-name="P18"><text:s text:c="4"/>for ( age in sort(unique(object@diagnostics$age))){ </text:p>
      <text:p text:style-name="P18"><text:s text:c="8"/>header[[age]] &lt;- paste("\n Age ",age, " Year class =", <text:s/>max(object@diagnostics$year) - age ," \n\n","source \n", sep="") </text:p>
      <text:p text:style-name="P18"><text:s text:c="8"/>weights &lt;- object@diagnostics[(object@diagnostics$age==age) &amp; (object@diagnostics$year== max(object@diagnostics$year)),] </text:p>
      <text:p text:style-name="P18"><text:s text:c="8"/># calc surivors and scaled wts </text:p>
      <text:p text:style-name="P18"><text:s text:c="8"/>weights$survivors &lt;- round(exp(weights$nhat)) </text:p>
      <text:p text:style-name="P18"><text:s text:c="8"/>weights$scaledWts &lt;- round(weights$w / sum(weights$w) ,3) </text:p>
      <text:p text:style-name="P18"><text:s text:c="8"/>row.names(weights) &lt;- weights$source </text:p>
      <text:p text:style-name="P18"><text:soft-page-break/><text:s text:c="8"/>tysurvtext[[age]] &lt;- weights[ ,c("scaledWts","survivors","yrcls") ] </text:p>
      <text:p text:style-name="P18"/>
      <text:p text:style-name="P18"># cat(header[[age]]) </text:p>
      <text:p text:style-name="P18"># print(tysurvtext[[age]]) </text:p>
      <text:p text:style-name="P18"><text:s text:c="4"/>} </text:p>
      <text:p text:style-name="P18"/>
      <text:p text:style-name="P18">## send the text to the screen </text:p>
      <text:p text:style-name="P18"/>
      <text:p text:style-name="P18">if(sections[1]){ </text:p>
      <text:p text:style-name="P18"><text:s text:c="2"/>cat(titledat) </text:p>
      <text:p text:style-name="P18"><text:s text:c="2"/>print(as.data.frame(idx.info)) </text:p>
      <text:p text:style-name="P18">} </text:p>
      <text:p text:style-name="P18">if(sections[2]){ </text:p>
      <text:p text:style-name="P18"><text:s text:c="2"/>cat(set1, set2, set3, set4, set5, set6, set7, set8, set9) </text:p>
      <text:p text:style-name="P18">} </text:p>
      <text:p text:style-name="P18">if(sections[3]){ </text:p>
      <text:p text:style-name="P18"><text:s text:c="2"/>cat(regwtstitle) </text:p>
      <text:p text:style-name="P18"><text:s text:c="2"/>print(regwts) </text:p>
      <text:p text:style-name="P18">} </text:p>
      <text:p text:style-name="P18">if(sections[4]){ </text:p>
      <text:p text:style-name="P18"><text:s text:c="2"/>cat(FMtitle) </text:p>
      <text:p text:style-name="P18"><text:s text:c="2"/>print(FM) </text:p>
      <text:p text:style-name="P18">} </text:p>
      <text:p text:style-name="P18">if(sections[5]){ </text:p>
      <text:p text:style-name="P18"><text:s text:c="2"/>cat(PNtitle) </text:p>
      <text:p text:style-name="P18"><text:s text:c="2"/>print(PN) </text:p>
      <text:p text:style-name="P18">} </text:p>
      <text:p text:style-name="P18">if(sections[6]){ </text:p>
      <text:p text:style-name="P18"><text:s text:c="2"/>cat(survtitle) </text:p>
      <text:p text:style-name="P18"><text:s text:c="2"/>print(survivors) </text:p>
      <text:p text:style-name="P18">} </text:p>
      <text:p text:style-name="P18">if(sections[7]){ </text:p>
      <text:p text:style-name="P18"><text:s text:c="2"/>for(f in 1:length(object@index)) { </text:p>
      <text:p text:style-name="P18"><text:s text:c="4"/>cat(fleetname[[f]]) </text:p>
      <text:p text:style-name="P18"><text:s text:c="4"/>print(logQs[[f]]) </text:p>
      <text:p text:style-name="P18"><text:s text:c="4"/>cat(mlqbtitle[[f]]) </text:p>
      <text:p text:style-name="P18"><text:s text:c="4"/>print(mlqb[[f]]) </text:p>
      <text:p text:style-name="P18"><text:s text:c="2"/>} </text:p>
      <text:p text:style-name="P18">} </text:p>
      <text:p text:style-name="P18">if(sections[8]){ </text:p>
      <text:p text:style-name="P18"><text:s text:c="2"/>cat(tysurvtitle) </text:p>
      <text:p text:style-name="P18"><text:s text:c="2"/>for ( age in sort(unique(object@diagnostics$age))){ </text:p>
      <text:p text:style-name="P18"><text:s text:c="4"/>cat(header[[age]]) </text:p>
      <text:p text:style-name="P18"><text:s text:c="4"/>print(tysurvtext[[age]]) </text:p>
      <text:p text:style-name="P18"><text:s text:c="2"/>} </text:p>
      <text:p text:style-name="P18">} </text:p>
      <text:p text:style-name="P18"><text:s text:c="4"/>invisible() </text:p>
      <text:p text:style-name="P18">} </text:p>
      <text:p text:style-name="P18">@ </text:p>
      <text:h text:style-name="P30" text:outline-level="1" text:is-list-header="true"/>
      <text:h text:style-name="P31" text:outline-level="1">Introduction</text:h>
      <text:h text:style-name="P34"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4"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32" text:outline-level="1" text:is-list-header="true"><text:soft-page-break/><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text:p text:style-name="P23"><text:span text:style-name="Default_20_Paragraph_20_Font"><text:span text:style-name="T10">&lt;&lt;&gt;&gt;=</text:span></text:span></text:p><text:p text:style-name="P24"><text:span text:style-name="Default_20_Paragraph_20_Font"><text:span text:style-name="T10">library(FLCore)</text:span></text:span></text:p><text:p text:style-name="P24"><text:span text:style-name="Default_20_Paragraph_20_Font"><text:span text:style-name="T10">library(FLAssess)</text:span></text:span></text:p><text:p text:style-name="P24"><text:span text:style-name="Default_20_Paragraph_20_Font"><text:span text:style-name="T10">library(FLXSA)</text:span></text:span></text:p><text:p text:style-name="P24"><text:span text:style-name="Default_20_Paragraph_20_Font"><text:span text:style-name="T10"/></text:span></text:p><text:p text:style-name="P24"><text:span text:style-name="Default_20_Paragraph_20_Font"><text:span text:style-name="T10">## FLStock object</text:span></text:span></text:p><text:p text:style-name="P24"><text:span text:style-name="Default_20_Paragraph_20_Font"><text:span text:style-name="T10">data(ple4)</text:span></text:span></text:p><text:p text:style-name="P24"><text:span text:style-name="Default_20_Paragraph_20_Font"><text:span text:style-name="T10"/></text:span></text:p><text:p text:style-name="P24"><text:span text:style-name="Default_20_Paragraph_20_Font"><text:span text:style-name="T10">## FLIndices object</text:span></text:span></text:p><text:p text:style-name="P24"><text:span text:style-name="Default_20_Paragraph_20_Font"><text:span text:style-name="T10">data(ple4.indices)</text:span></text:span></text:p><text:p text:style-name="P24"><text:span text:style-name="Default_20_Paragraph_20_Font"><text:span text:style-name="T10">@</text:span></text:span></text:p></draw:text-box></draw:frame><text:soft-page-break/><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32" text:outline-level="1" text:is-list-header="true"><draw:frame draw:style-name="fr1" draw:name="Frame2" text:anchor-type="paragraph" svg:width="6.9063in" style:rel-width="95%" draw:z-index="2"><draw:text-box fo:min-height="0.2in"><text:p text:style-name="P23"><text:span text:style-name="Default_20_Paragraph_20_Font"><text:span text:style-name="T10">&lt;&lt;&gt;&gt;=</text:span></text:span></text:p><text:p text:style-name="P24"><text:span text:style-name="Default_20_Paragraph_20_Font"><text:span text:style-name="T10">harvest(ple4)[] &lt;- NA</text:span></text:span></text:p><text:p text:style-name="P24"><text:span text:style-name="Default_20_Paragraph_20_Font"><text:span text:style-name="T10">stock.n(ple4)[] &lt;- NA</text:span></text:span></text:p><text:p text:style-name="P24"><text:span text:style-name="Default_20_Paragraph_20_Font"><text:span text:style-name="T10">@</text:span></text:span></text:p></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32"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ext:soft-page-break/>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p text:style-name="P7"><draw:frame draw:style-name="fr3" draw:name="Frame3" text:anchor-type="paragraph" svg:x="0.1819in" svg:y="0.0929in" svg:width="6.9063in" style:rel-width="95%" draw:z-index="3"><draw:text-box fo:min-height="0.2in"><text:p text:style-name="P23"><text:span text:style-name="Default_20_Paragraph_20_Font"><text:span text:style-name="T10">&lt;&lt;&gt;&gt;=</text:span></text:span></text:p><text:p text:style-name="P24"><text:span text:style-name="Default_20_Paragraph_20_Font"><text:span text:style-name="T10">harvest(ple4)[ac(range(ple4)['max']),] &lt;- 1</text:span></text:span></text:p><text:p text:style-name="P24"><text:span text:style-name="Default_20_Paragraph_20_Font"><text:span text:style-name="T10">harvest(ple4)[,ac(range(ple4)['maxyear'])] &lt;- 1 </text:span></text:span></text:p><text:p text:style-name="P24"><text:span text:style-name="Default_20_Paragraph_20_Font"><text:span text:style-name="T10">ple4.vpa &lt;- VPA(ple4, fratio=1, fit.plusgroup=T)</text:span></text:span></text:p><text:p text:style-name="P24"><text:span text:style-name="Default_20_Paragraph_20_Font"><text:span text:style-name="T10">stock.n(ple4.vpa)[,ac(2002:range(ple4)['maxyear'])]</text:span></text:span></text:p><text:p text:style-name="P24"><text:span text:style-name="Default_20_Paragraph_20_Font"><text:span text:style-name="T10">harvest(ple4.vpa)[,ac(2002:range(ple4)['maxyear'])]</text:span></text:span></text:p><text:p text:style-name="P24"><text:span text:style-name="Default_20_Paragraph_20_Font"><text:span text:style-name="T10">@</text:span></text:span></text:p></draw:text-box></draw:frame>The estimated population numbers and fishing mortality values at age from the VPA are now available in the returned object. Note that the terminal values for fishing mortalty are the user defined values that were specified prior to running the VPA.</text:p>
      <text:h text:style-name="P29" text:outline-level="1">A simple method for tuning a VPA</text:h>
      <text:p text:style-name="P22"><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1">The example shown below is a simple implementation that allows for a single tuning fleet. With a little extra <text:soft-page-break/>effort it could be easily extended to accomodate multiple tuning fleets. The technical details of the method are not explained here. </text:p>
      <text:p text:style-name="P21"><draw:frame draw:style-name="fr1" draw:name="Frame4" text:anchor-type="paragraph" svg:width="6.9063in" style:rel-width="95%" draw:z-index="4"><draw:text-box fo:min-height="0.2in"><text:p text:style-name="P23"><text:span text:style-name="Default_20_Paragraph_20_Font"><text:span text:style-name="T10">&lt;&lt;&gt;&gt;=</text:span></text:span></text:p><text:p text:style-name="P24"><text:span text:style-name="Default_20_Paragraph_20_Font"><text:span text:style-name="T10">lsm &lt;- function(stock, index, fratio=1, fit.plusgroup=T) {<text:line-break/> <text:s/>harvest(stock)[, ac(range(stock)["maxyear"])] &lt;- 0.5<text:line-break/> <text:s/>diff &lt;- 1<text:line-break/> <text:s/>while (diff &gt; 1e-06) {<text:line-break/> <text:s text:c="3"/>stock &lt;- stock + VPA(stock, fratio = fratio)<text:line-break/> <text:s text:c="3"/>ages &lt;- range(index)["min"]:range(index)["max"]<text:line-break/> <text:s text:c="3"/>yrs &lt;- range(index)["minyear"]:range(index)["maxyear"]<text:line-break/> <text:s text:c="3"/>stk &lt;- trim(stock, year = yrs, age = ages)<text:line-break/> <text:s text:c="3"/>Cp &lt;- catch.n(index)/catch.n(stk)<text:line-break/> <text:s text:c="3"/>q &lt;- sweep(Cp * harvest(stk), 2, effort(index), "/")<text:line-break/> <text:s text:c="3"/>gmq &lt;- apply(q, 1, function(x) exp(mean(log(x), na.rm = T)))<text:line-break/> <text:s text:c="3"/>mFp &lt;- gmq * c(apply(effort(index), 1, mean))<text:line-break/> <text:s text:c="3"/>Fr &lt;- mFp * (apply(Cp, 1, mean, na.rm = T))^-1<text:line-break/> <text:s text:c="3"/>Fnew &lt;- c(Fr, rep(Fr[ac(max(ages)), ], 2))<text:line-break/> <text:s text:c="3"/>diff &lt;- sum(abs(harvest(stock)[, ac(range(stock)["maxyear"])] - Fnew))<text:line-break/> <text:s text:c="3"/>harvest(stock)[, ac(range(stock)["maxyear"])] &lt;- c(Fnew)<text:line-break/> <text:s/>}<text:line-break/> <text:s/>res &lt;- VPA(stock, fratio=fratio, fit.plusgroup=fit.plusgroup)<text:line-break/> <text:s/>index.res(res) &lt;- FLQuants(q)<text:line-break/> <text:s/>return(res)<text:line-break/>}</text:span></text:span></text:p><text:p text:style-name="P24"><text:span text:style-name="Default_20_Paragraph_20_Font"><text:span text:style-name="T10">@</text:span></text:span></text:p></draw:text-box></draw:frame><text:soft-page-break/>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9" text:outline-level="1"><draw:frame draw:style-name="fr1" draw:name="Frame5" text:anchor-type="paragraph" svg:width="6.9063in" style:rel-width="95%" draw:z-index="5"><draw:text-box fo:min-height="0.2in"><text:p text:style-name="P23"><text:span text:style-name="Default_20_Paragraph_20_Font"><text:span text:style-name="T10">&lt;&lt;&gt;&gt;=</text:span></text:span></text:p><text:p text:style-name="P24"><text:span text:style-name="Default_20_Paragraph_20_Font"><text:span text:style-name="T10">harvest(ple4)[] &lt;- NA</text:span></text:span></text:p><text:p text:style-name="P24"><text:span text:style-name="Default_20_Paragraph_20_Font"><text:span text:style-name="T10">stock.n(ple4)[] &lt;- NA</text:span></text:span></text:p><text:p text:style-name="P24"><text:span text:style-name="Default_20_Paragraph_20_Font"><text:span text:style-name="T10">ple4.LSvpa &lt;- lsm(ple4, ple4.indices[[1]], fratio=1, fit.plusgroup=T)</text:span></text:span></text:p><text:p text:style-name="P24"><text:span text:style-name="Default_20_Paragraph_20_Font"><text:span text:style-name="T10">@</text:span></text:span></text:p></draw:text-box></draw:frame>FLXSA</text:h>
      <text:p text:style-name="P22"><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text:span><text:span text:style-name="T1">for the Laurec-Shepherd approach. Instead <text:s/>the </text:span><text:span text:style-name="T7">FLXSA</text:span><text:span text:style-name="T1"> method has been developed as an additional sub-</text:span><text:span text:style-name="T1">package to </text:span><text:a xlink:type="simple" xlink:href="http://flr-project.org/"><text:span text:style-name="Default_20_Paragraph_20_Font"><text:span text:style-name="T3">FLAssess</text:span></text:span></text:a><text:span text:style-name="T1">.</text:span></text:p>
      <text:p text:style-name="P21"><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text:soft-page-break/>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33" text:outline-level="2">The FLXSA control object</text:h>
      <text:p text:style-name="P21">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1"><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21"><draw:frame draw:style-name="fr4" draw:name="Frame8" text:anchor-type="paragraph" svg:width="6.9063in" style:rel-width="95%" draw:z-index="9"><draw:text-box fo:min-height="0.2in"><text:p text:style-name="P23"><text:span text:style-name="Default_20_Paragraph_20_Font"><text:span text:style-name="T10">&lt;&lt;&gt;&gt;=</text:span></text:span></text:p><text:p text:style-name="P24"><text:span text:style-name="Default_20_Paragraph_20_Font"><text:span text:style-name="T10"># control object with all default settings</text:span></text:span></text:p><text:p text:style-name="P24"><text:span text:style-name="Default_20_Paragraph_20_Font"><text:span text:style-name="T10">control &lt;- FLXSA.control()</text:span></text:span></text:p><text:p text:style-name="P24"><text:span text:style-name="Default_20_Paragraph_20_Font"><text:span text:style-name="T10"/></text:span></text:p><text:p text:style-name="P24"><text:span text:style-name="Default_20_Paragraph_20_Font"><text:span text:style-name="T10"># control object with user defined settings</text:span></text:span></text:p><text:p text:style-name="P24"><text:span text:style-name="Default_20_Paragraph_20_Font"><text:span text:style-name="T10">control &lt;- FLXSA.control(maxit=50, fse=2.5, qage=9)</text:span></text:span></text:p><text:p text:style-name="P24"><text:span text:style-name="Default_20_Paragraph_20_Font"><text:span text:style-name="T10"/></text:span></text:p><text:p text:style-name="P24"><text:span text:style-name="Default_20_Paragraph_20_Font"><text:span text:style-name="T10">slot(control, 'qage') &lt;- as.integer(7)</text:span></text:span></text:p><text:p text:style-name="P24"><text:span text:style-name="Default_20_Paragraph_20_Font"><text:span text:style-name="T10">@</text:span></text:span></text:p></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1">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33" text:outline-level="2"><draw:frame draw:style-name="fr1" draw:name="Frame9" text:anchor-type="paragraph" svg:width="6.9063in" style:rel-width="95%" draw:z-index="11"><draw:text-box fo:min-height="0.2in"><text:p text:style-name="P23"><text:span text:style-name="Default_20_Paragraph_20_Font"><text:span text:style-name="T10">&lt;&lt;&gt;&gt;=</text:span></text:span></text:p><text:p text:style-name="P24"><text:span text:style-name="Default_20_Paragraph_20_Font"><text:span text:style-name="T10">xsa.control &lt;- FLXSA.control(maxit=50, fse=2.5)</text:span></text:span></text:p><text:p text:style-name="P24"><text:span text:style-name="Default_20_Paragraph_20_Font"><text:span text:style-name="T10">ple4.xsa <text:s text:c="3"/>&lt;- FLXSA(ple4, ple4.indices, xsa.control)</text:span></text:span></text:p><text:p text:style-name="P24"><text:span text:style-name="Default_20_Paragraph_20_Font"><text:span text:style-name="T10"/></text:span></text:p><text:p text:style-name="P24"><text:span text:style-name="Default_20_Paragraph_20_Font"><text:span text:style-name="T10">#single fleet XSA analysis</text:span></text:span></text:p><text:p text:style-name="P24"><text:span text:style-name="Default_20_Paragraph_20_Font"><text:span text:style-name="T10">ple4.xsa.t1 &lt;- FLXSA(ple4, ple4.indices[[1]], xsa.control)</text:span></text:span></text:p><text:p text:style-name="P24"><text:span text:style-name="Default_20_Paragraph_20_Font"><text:span text:style-name="T10"/></text:span></text:p><text:p text:style-name="P24"><text:span text:style-name="Default_20_Paragraph_20_Font"><text:span text:style-name="T10">@</text:span></text:span></text:p></draw:text-box></draw:frame>XSA Results</text:h>
      <text:p text:style-name="P21">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33" text:outline-level="2"><draw:frame draw:style-name="fr5" draw:name="Frame11" text:anchor-type="paragraph" svg:width="6.9063in" style:rel-width="95%" draw:z-index="12"><draw:text-box fo:min-height="0.2in"><text:p text:style-name="P23"><text:span text:style-name="Default_20_Paragraph_20_Font"><text:span text:style-name="T10">&lt;&lt;&gt;&gt;=</text:span></text:span></text:p><text:p text:style-name="P24"><text:span text:style-name="Default_20_Paragraph_20_Font"><text:span text:style-name="T10">ple4.new <text:s/>&lt;- ple4 + ple4.xsa</text:span></text:span></text:p><text:p text:style-name="P24"><text:span text:style-name="Default_20_Paragraph_20_Font"><text:span text:style-name="T10"/></text:span></text:p><text:p text:style-name="P24"><text:span text:style-name="Default_20_Paragraph_20_Font"><text:span text:style-name="T10">ple4.ssb <text:s/>&lt;- ssb(ple4.new)</text:span></text:span></text:p><text:p text:style-name="P24"><text:span text:style-name="Default_20_Paragraph_20_Font"><text:span text:style-name="T10">ple4.rec <text:s/>&lt;- rec(ple4.new)</text:span></text:span></text:p><text:p text:style-name="P24"><text:span text:style-name="Default_20_Paragraph_20_Font"><text:span text:style-name="T10">ple4.fbar &lt;- fbar(ple4.new)</text:span></text:span></text:p><text:p text:style-name="P24"><text:span text:style-name="Default_20_Paragraph_20_Font"><text:span text:style-name="T10">@</text:span></text:span></text:p></draw:text-box></draw:frame>XSA Diagnostics</text:h>
      <text:p text:style-name="P21">There are many diagnostic checks that one might be interested in conducting to examine the model fit. The first might be to see if the model has reached convergence within the specified number of iterations. </text:p>
      <text:p text:style-name="P21"><draw:frame draw:style-name="fr1" draw:name="Frame10" text:anchor-type="paragraph" svg:width="6.9063in" style:rel-width="95%" draw:z-index="7"><draw:text-box fo:min-height="0.2in"><text:p text:style-name="P23"><text:span text:style-name="Default_20_Paragraph_20_Font"><text:span text:style-name="T10">&lt;&lt;&gt;&gt;=</text:span></text:span></text:p><text:p text:style-name="P24"><text:span text:style-name="Default_20_Paragraph_20_Font"><text:span text:style-name="T10"># to access the maxit slot of the returned FLXSA object</text:span></text:span></text:p><text:p text:style-name="P24"><text:span text:style-name="Default_20_Paragraph_20_Font"><text:span text:style-name="T10">slot(slot(ple4.xsa, 'control'), 'maxit')</text:span></text:span></text:p><text:p text:style-name="P24"><text:span text:style-name="Default_20_Paragraph_20_Font"><text:span text:style-name="T10">@</text:span></text:span></text:p></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1">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1"><text:soft-page-break/>In order to make this document more readable we will print out only a few sections of the diagnostic output at a time (this feature is not yet distributed with <text:span text:style-name="T7">FLXSA)</text:span>.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1"><draw:frame draw:style-name="fr1" draw:name="Frame14" text:anchor-type="paragraph" svg:width="6.9063in" style:rel-width="95%" draw:z-index="14"><draw:text-box fo:min-height="0.2in"><text:p text:style-name="P23"><text:span text:style-name="Default_20_Paragraph_20_Font"><text:span text:style-name="T10">&lt;&lt;&gt;&gt;=</text:span></text:span></text:p><text:p text:style-name="P24"><text:span text:style-name="Default_20_Paragraph_20_Font"><text:span text:style-name="T10">ple4.xsa2 &lt;- FLXSA(trim(ple4, age=1:4), ple4.indices[[3]], xsa.control)</text:span></text:span></text:p><text:p text:style-name="P24"><text:span text:style-name="Default_20_Paragraph_20_Font"><text:span text:style-name="T10"/></text:span></text:p><text:p text:style-name="P24"><text:span text:style-name="Default_20_Paragraph_20_Font"><text:span text:style-name="T10"># to output the xsa diagnostics in nostalgic format.</text:span></text:span></text:p><text:p text:style-name="P24"><text:span text:style-name="Default_20_Paragraph_20_Font"><text:span text:style-name="T10">diagnostics(ple4.xsa2, sections=c(T,T,rep(F,6)))</text:span></text:span></text:p><text:p text:style-name="P24"><text:span text:style-name="Default_20_Paragraph_20_Font"><text:span text:style-name="T10">@</text:span></text:span></text:p></draw:text-box></draw:frame>Next we can output the regression weights and the fishing mortalities and population numbers for the last 10 years and also the aggregated survivors estimates.</text:p>
      <text:p text:style-name="P21"><draw:frame draw:style-name="fr1" draw:name="Frame15" text:anchor-type="paragraph" svg:width="6.9063in" style:rel-width="95%" draw:z-index="15"><draw:text-box fo:min-height="0.2in"><text:p text:style-name="P23"><text:span text:style-name="Default_20_Paragraph_20_Font"><text:span text:style-name="T10">&lt;&lt;&gt;&gt;=</text:span></text:span></text:p><text:p text:style-name="P24"><text:span text:style-name="Default_20_Paragraph_20_Font"><text:span text:style-name="T10">diagnostics(ple4.xsa2, sections=c(F,F,T,T,T,T,F,F))</text:span></text:span></text:p><text:p text:style-name="P24"><text:span text:style-name="Default_20_Paragraph_20_Font"><text:span text:style-name="T10">@</text:span></text:span></text:p></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1"><draw:frame draw:style-name="fr1" draw:name="Frame16" text:anchor-type="paragraph" svg:width="6.9063in" style:rel-width="95%" draw:z-index="16"><draw:text-box fo:min-height="0.2in"><text:p text:style-name="P23"><text:span text:style-name="Default_20_Paragraph_20_Font"><text:span text:style-name="T10">&lt;&lt;&gt;&gt;=</text:span></text:span></text:p><text:p text:style-name="P24"><text:span text:style-name="Default_20_Paragraph_20_Font"><text:span text:style-name="T10">diagnostics(ple4.xsa2, sections=c(F,F,F,F,F,F,T,T))</text:span></text:span></text:p><text:p text:style-name="P24"><text:span text:style-name="Default_20_Paragraph_20_Font"><text:span text:style-name="T10">@</text:span></text:span></text:p></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text:p>
      <text:h text:style-name="P33" text:outline-level="2"><text:soft-page-break/>Plotting Diagnostics </text:h>
      <text:p text:style-name="P21">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1"><draw:frame draw:style-name="fr1" draw:name="Frame17" text:anchor-type="paragraph" svg:width="6.9063in" style:rel-width="95%" draw:z-index="17"><draw:text-box fo:min-height="0.2in"><text:p text:style-name="P23"><text:span text:style-name="Default_20_Paragraph_20_Font"><text:span text:style-name="T10">&lt;&lt;fig=TRUE, echo=TRUE&gt;&gt;=</text:span></text:span></text:p><text:p text:style-name="P25"><text:span text:style-name="Default_20_Paragraph_20_Font"><text:span text:style-name="T10">names(ple4.xsa@index.res) &lt;- names(ple4.indices) </text:span></text:span></text:p><text:p text:style-name="P25"><text:span text:style-name="Default_20_Paragraph_20_Font"><text:span text:style-name="T10">pfun &lt;- function(x, y, ...){</text:span></text:span></text:p><text:p text:style-name="P25"><text:span text:style-name="Default_20_Paragraph_20_Font"><text:span text:style-name="T10"><text:s text:c="2"/>panel.xyplot(x,y,...) </text:span></text:span></text:p><text:p text:style-name="P25"><text:span text:style-name="Default_20_Paragraph_20_Font"><text:span text:style-name="T10"><text:s text:c="2"/>panel.loess(x,y,) </text:span></text:span></text:p><text:p text:style-name="P25"><text:span text:style-name="Default_20_Paragraph_20_Font"><text:span text:style-name="T10"><text:s text:c="2"/>panel.abline(h=0, col='grey', lty=2)</text:span></text:span></text:p><text:p text:style-name="P25"><text:span text:style-name="Default_20_Paragraph_20_Font"><text:span text:style-name="T10">}</text:span></text:span></text:p><text:p text:style-name="P25"><text:span text:style-name="Default_20_Paragraph_20_Font"><text:span text:style-name="T10">plot(xyplot(data~year|ac(age)+qname, data=index.res(ple4.xsa), panel=pfun))</text:span></text:span></text:p><text:p text:style-name="P24"><text:span text:style-name="Default_20_Paragraph_20_Font"><text:span text:style-name="T10">@</text:span></text:span></text:p></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1"><draw:frame draw:style-name="fr1" draw:name="Frame18" text:anchor-type="paragraph" svg:width="6.9063in" style:rel-width="95%" draw:z-index="18"><draw:text-box fo:min-height="0.2in"><text:p text:style-name="P23"><text:span text:style-name="Default_20_Paragraph_20_Font"><text:span text:style-name="T10">&lt;&lt;fig=TRUE, echo=TRUE&gt;&gt;=</text:span></text:span></text:p><text:p text:style-name="P26"><text:span text:style-name="Default_20_Paragraph_20_Font"><text:span text:style-name="T10">kk &lt;- slot(ple4.xsa,'diagnostics')[is.element(slot(ple4.xsa,'diagnostics')$year,2008),]</text:span></text:span></text:p><text:p text:style-name="P26"><text:span text:style-name="Default_20_Paragraph_20_Font"><text:span text:style-name="T10">kk &lt;- cbind(kk, w.scaled=kk$w/rep(tapply(kk$w, kk$yrcls, sum), c(table(kk$yrcls)))) </text:span></text:span></text:p><text:p text:style-name="P26"><text:span text:style-name="Default_20_Paragraph_20_Font"><text:span text:style-name="T10"/></text:span></text:p><text:p text:style-name="P26"><text:span text:style-name="Default_20_Paragraph_20_Font"><text:span text:style-name="T10">nplot &lt;- barchart(ac(yrcls)~nhat, groups=source, data=kk,</text:span></text:span></text:p><text:p text:style-name="P26"><text:span text:style-name="Default_20_Paragraph_20_Font"><text:span text:style-name="T10"><text:s text:c="11"/>col=grey(c(0.1,.6,.3,.8)), </text:span></text:span></text:p><text:p text:style-name="P26"><text:span text:style-name="Default_20_Paragraph_20_Font"><text:span text:style-name="T10"><text:s text:c="11"/>main='N Estimates', ylab='Year Class', </text:span></text:span></text:p><text:p text:style-name="P26"><text:span text:style-name="Default_20_Paragraph_20_Font"><text:span text:style-name="T10"><text:s text:c="11"/>key=list(x=0.6, y=0.2, </text:span></text:span></text:p><text:p text:style-name="P26"><text:span text:style-name="Default_20_Paragraph_20_Font"><text:span text:style-name="T10"><text:s text:c="13"/>text=list(legend=rev(c('BTS-Isis','BTS-Tridens','fshk','SNS'))), </text:span></text:span></text:p><text:p text:style-name="P26"><text:span text:style-name="Default_20_Paragraph_20_Font"><text:span text:style-name="T10"><text:s text:c="13"/>rectangles=list(col=grey(rev(c(0.1,0.6,0.3,0.8)))))) </text:span></text:span></text:p><text:p text:style-name="P26"><text:span text:style-name="Default_20_Paragraph_20_Font"><text:span text:style-name="T10"/></text:span></text:p><text:p text:style-name="P26"><text:span text:style-name="Default_20_Paragraph_20_Font"><text:span text:style-name="T10">wplot &lt;- barchart(ac(yrcls)~w.scaled, groups=source, data=kk,</text:span></text:span></text:p><text:p text:style-name="P26"><text:span text:style-name="Default_20_Paragraph_20_Font"><text:span text:style-name="T10"><text:s text:c="18"/>col=grey(c(0.1,.6,.3,.8)), </text:span></text:span></text:p><text:p text:style-name="P26"><text:span text:style-name="Default_20_Paragraph_20_Font"><text:span text:style-name="T10"><text:s text:c="18"/>main='Scaled Weights', ylab='', xlab='Relative Weight') </text:span></text:span></text:p><text:p text:style-name="P26"><text:span text:style-name="Default_20_Paragraph_20_Font"><text:span text:style-name="T10"/></text:span></text:p><text:p text:style-name="P26"><text:span text:style-name="Default_20_Paragraph_20_Font"><text:span text:style-name="T10">print(nplot, position=c(0,0,0.5,1),more=TRUE) </text:span></text:span></text:p><text:p text:style-name="P26"><text:span text:style-name="Default_20_Paragraph_20_Font"><text:span text:style-name="T10">print(wplot, position=c(0.5,0,1,1))</text:span></text:span></text:p><text:p text:style-name="P24"><text:span text:style-name="Default_20_Paragraph_20_Font"><text:span text:style-name="T10">@</text:span></text:span></text:p></draw:text-box></draw:frame><text:soft-page-break/></text:p>
      <text:h text:style-name="P33" text:outline-level="2">Sensitivity Analyses</text:h>
      <text:p text:style-name="P22"><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33" text:outline-level="2"><draw:frame draw:style-name="fr1" draw:name="Frame12" text:anchor-type="paragraph" svg:width="6.9063in" style:rel-width="95%" draw:z-index="13"><draw:text-box fo:min-height="0.2in"><text:p text:style-name="P23"><text:span text:style-name="Default_20_Paragraph_20_Font"><text:span text:style-name="T10">&lt;&lt;fig=TRUE, echo=TRUE&gt;&gt;=</text:span></text:span></text:p><text:p text:style-name="P24"><text:span text:style-name="Default_20_Paragraph_20_Font"><text:span text:style-name="T10">fsevals &lt;- seq(0.5, 2.5, by=0.5)</text:span></text:span></text:p><text:p text:style-name="P24"><text:span text:style-name="Default_20_Paragraph_20_Font"><text:span text:style-name="T10">res &lt;- propagate(harvest(ple4), length(fsevals))</text:span></text:span></text:p><text:p text:style-name="P24"><text:span text:style-name="Default_20_Paragraph_20_Font"><text:span text:style-name="T10">for(i in 1:length(fsevals)){</text:span></text:span></text:p><text:p text:style-name="P24"><text:span text:style-name="Default_20_Paragraph_20_Font"><text:span text:style-name="T10"><text:s text:c="2"/>xsa.control &lt;- FLXSA.control(fse=fsevals[i])</text:span></text:span></text:p><text:p text:style-name="P24"><text:span text:style-name="Default_20_Paragraph_20_Font"><text:span text:style-name="T10"><text:s text:c="2"/>iter(res,i) &lt;- harvest(FLXSA(ple4, ple4.indices, xsa.control))</text:span></text:span></text:p><text:p text:style-name="P24"><text:span text:style-name="Default_20_Paragraph_20_Font"><text:span text:style-name="T10">}</text:span></text:span></text:p><text:p text:style-name="P24"><text:span text:style-name="Default_20_Paragraph_20_Font"><text:span text:style-name="T10">plot(xyplot(data~year|age, groups=iter, data=res, </text:span></text:span></text:p><text:p text:style-name="P24"><text:span text:style-name="Default_20_Paragraph_20_Font"><text:span text:style-name="T10"><text:s text:c="7"/>type='l', col='black', xlim=c(1990:2010)) )</text:span></text:span></text:p><text:p text:style-name="P24"><text:span text:style-name="Default_20_Paragraph_20_Font"><text:span text:style-name="T10"/></text:span></text:p><text:p text:style-name="P24"><text:span text:style-name="Default_20_Paragraph_20_Font"><text:span text:style-name="T10">@</text:span></text:span></text:p></draw:text-box></draw:frame><text:soft-page-break/>Retrospective Analyses</text:h>
      <text:p text:style-name="P21">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1"><draw:frame draw:style-name="fr1" draw:name="Frame13" text:anchor-type="paragraph" svg:width="6.9071in" style:rel-width="95%" draw:z-index="8"><draw:text-box fo:min-height="0.2in"><text:p text:style-name="P23"><text:span text:style-name="Default_20_Paragraph_20_Font"><text:span text:style-name="T10">&lt;&lt;fig=TRUE, echo=TRUE&gt;&gt;=</text:span></text:span></text:p><text:p text:style-name="P24"><text:span text:style-name="Default_20_Paragraph_20_Font"><text:span text:style-name="T10">retro.yrs &lt;- 2004:2008 </text:span></text:span></text:p><text:p text:style-name="P24"><text:span text:style-name="Default_20_Paragraph_20_Font"><text:span text:style-name="T10">ctrl <text:s text:c="5"/>&lt;- FLXSA.control(fse=2.5)</text:span></text:span></text:p><text:p text:style-name="P24"><text:span text:style-name="Default_20_Paragraph_20_Font"><text:span text:style-name="T10">ple4.ret <text:s/>&lt;- FLStocks(tapply(retro.yrs,1:length(retro.yrs),</text:span></text:span></text:p><text:p text:style-name="P24"><text:span text:style-name="Default_20_Paragraph_20_Font"><text:span text:style-name="T10"><text:tab/><text:tab/><text:tab/>function(x) return(window(ple4,end=x)</text:span></text:span></text:p><text:p text:style-name="P24"><text:span text:style-name="Default_20_Paragraph_20_Font"><text:span text:style-name="T10"><text:tab/><text:tab/><text:tab/><text:tab/>+FLXSA(window(ple4,end=x), ple4.indices,ctrl))))</text:span></text:span></text:p><text:p text:style-name="P24"><text:span text:style-name="Default_20_Paragraph_20_Font"><text:span text:style-name="T10">plot(plot(ple4.ret, lty=1, col='black', lwd=1, xlim=c(1990,2010))[-1])</text:span></text:span></text:p><text:p text:style-name="P24"><text:span text:style-name="Default_20_Paragraph_20_Font"><text:span text:style-name="T10">@</text:span></text:span></text:p></draw:text-box></draw:fram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 of <text:page-count>22</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7-01-04T09:18:29</meta:creation-date>
    <dc:date>2011-09-15T14:37:49</dc:date>
    <meta:print-date>2010-03-18T10:10:22.61</meta:print-date>
    <dc:language>en-US</dc:language>
    <meta:editing-cycles>426</meta:editing-cycles>
    <meta:editing-duration>P17DT5H12M18S</meta:editing-duration>
    <meta:printed-by>Laurence Kell</meta:printed-by>
    <meta:document-statistic meta:table-count="3" meta:image-count="0" meta:object-count="0" meta:page-count="22" meta:paragraph-count="374" meta:word-count="4358" meta:character-count="32291"/>
    <meta:user-defined meta:name="Info 1"/>
    <meta:user-defined meta:name="Info 2"/>
    <meta:user-defined meta:name="Info 3"/>
    <meta:user-defined meta:name="Info 4"/>
  </office:meta>
</office:document-meta>
</file>